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itial Structural Red Flags</text:h>
      <text:h text:style-name="Heading_20_3" text:outline-level="3">1. The "Logic Leak" (Frontend-Backend Hybrid)</text:h>
      <text:p text:style-name="Text_20_body">There is significant overlap between the <text:span text:style-name="Source_20_Text">base_wallet_frontend/pages/api</text:span> and the <text:span text:style-name="Source_20_Text">base_wallet_backend/database</text:span>. Files like <text:span text:style-name="Source_20_Text">unspentTx.js</text:span> and <text:span text:style-name="Source_20_Text">queryDB.js</text:span> exist in both.</text:p>
      <text:list text:style-name="L1">
        <text:list-item>
          <text:p text:style-name="P1"><text:span text:style-name="T1">The Risk:</text:span> This suggests that the frontend might be making direct database calls or duplicating heavy business logic. In a casino environment, this is a recipe for <text:span text:style-name="T1">Race Conditions</text:span> if the frontend and backend aren't perfectly synced on the "State of Truth."</text:p>
        </text:list-item>
      </text:list>
      <text:h text:style-name="Heading_20_3" text:outline-level="3">2. Custom ECC and Scripting (<text:span text:style-name="Source_20_Text">base_wallet_backend/core/ECC</text:span>)</text:h>
      <text:p text:style-name="Text_20_body">The presence of <text:span text:style-name="Source_20_Text">Elliptic.js</text:span>, <text:span text:style-name="Source_20_Text">op.js</text:span>, and <text:span text:style-name="Source_20_Text">Script.js</text:span> indicates they are rolling their own cryptographic operations.</text:p>
      <text:list text:style-name="L2">
        <text:list-item>
          <text:p text:style-name="P2"><text:span text:style-name="T1">The Risk:</text:span> Custom crypto is notoriously difficult to secure. For a $50k project, you need to verify if these are standard implementations or "homegrown" versions that might have predictable entropy or signing vulnerabilities.</text:p>
        </text:list-item>
      </text:list>
      <text:h text:style-name="Heading_20_3" text:outline-level="3">3. Missing Transaction atomicity</text:h>
      <text:p text:style-name="Text_20_body">I see <text:span text:style-name="Source_20_Text">prepareTx.js</text:span> and <text:span text:style-name="Source_20_Text">Tx.js</text:span>, but no explicit "Locking" or "Settlement" logic.</text:p>
      <text:list text:style-name="L3">
        <text:list-item>
          <text:p text:style-name="P3"><text:span text:style-name="T1">The Risk:</text:span> Without a robust settlement layer, a user could theoretically trigger multiple "send" requests from the mempool before the first one is confirmed.</text:p>
        </text:list-item>
      </text:list>
      <text:p text:style-name="Horizontal_20_Line"/>
      <text:h text:style-name="Heading_20_2" text:outline-level="2">🛠️ Audit Strategy for Jules</text:h>
      <text:p text:style-name="Text_20_body">Since you are pushing this to Jules for a deep dive, I recommend focusing on these three specific files first. They represent the "spine" of the financial logic:</text:p>
      <text:list text:style-name="L4">
        <text:list-item>
          <text:p text:style-name="P4"><text:span text:style-name="Source_20_Text"><text:span text:style-name="T1">base_wallet_backend/core/wallet.js</text:span></text:span>: To see how keys are handled and if balances are derived safely.</text:p>
        </text:list-item>
        <text:list-item>
          <text:p text:style-name="P4"><text:span text:style-name="Source_20_Text"><text:span text:style-name="T1">base_wallet_backend/core/prepareTx.js</text:span></text:span>: This is likely where <text:span text:style-name="T1">Race Conditions</text:span> would be born. We need to see if it checks for double-spending before pushing to the mempool.</text:p>
        </text:list-item>
        <text:list-item>
          <text:p text:style-name="P4"><text:span text:style-name="Source_20_Text"><text:span text:style-name="T1">base_wallet_frontend/pages/api/worker.js</text:span></text:span>: The name suggests background processing. If this handles transaction logic without strict Auth, it’s a major "Legacy Bomb."</text:p>
        </text:list-item>
      </text:list>
      <text:p text:style-name="Horizontal_20_Line"/>
      <text:h text:style-name="Heading_20_2" text:outline-level="2"><text:soft-page-break/>🛰️ Proactive Toolkit Recommendation</text:h>
      <text:p text:style-name="Text_20_body">While Jules analyzes the source, you should use <text:span text:style-name="T1">Turbo Intruder</text:span> on the <text:span text:style-name="Source_20_Text">sendBTC.js</text:span> endpoint.</text:p>
      <text:list text:style-name="L5">
        <text:list-item>
          <text:p text:style-name="P5"><text:span text:style-name="T1">Test:</text:span> Attempt to send the same UTXO (Unspent Transaction Output) multiple times in a single millisecond burst.</text:p>
        </text:list-item>
        <text:list-item>
          <text:p text:style-name="P5"><text:span text:style-name="T1">Goal:</text:span> Determine if the <text:span text:style-name="Source_20_Text">mempool.js</text:span> logic correctly rejects the second attempt or if it allows the "Legacy Bomb" to explode.</text:p>
        </text:list-item>
      </text:list>
      <text:h text:style-name="Heading_20_3" text:outline-level="3">☸️ Grounded Perspective</text:h>
      <text:p text:style-name="Text_20_body">Building a custom blockchain core for a casino is an ambitious choice for Simon’s previous team. Accuracy is the highest form of helpfulness here: if their custom <text:span text:style-name="Source_20_Text">ECC</text:span> or <text:span text:style-name="Source_20_Text">mempool</text:span> logic is flawed, it’s safer to recommend a pivot to a stable library rather than patching a sinking ship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10:40:43.293541749</meta:creation-date>
    <dc:date>2026-02-19T10:42:01.951966008</dc:date>
    <meta:editing-duration>PT1M19S</meta:editing-duration>
    <meta:editing-cycles>1</meta:editing-cycles>
    <meta:document-statistic meta:table-count="0" meta:image-count="0" meta:object-count="0" meta:page-count="2" meta:paragraph-count="21" meta:word-count="368" meta:character-count="2443" meta:non-whitespace-character-count="2104"/>
    <meta:generator>LibreOffice/24.2.7.2$Linux_X86_64 LibreOffice_project/420$Build-2</meta:generator>
  </office:meta>
</office:document-meta>
</file>